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191cm" svg:height="8.691cm" svg:x="0.209cm" svg:y="0.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7-11T14:01:42.344551952</dc:date>
    <meta:editing-duration>PT6M5S</meta:editing-duration>
    <meta:editing-cycles>22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92cm" svg:height="8.692cm" xlink:href="." xlink:type="simple" chart:class="chart:scatter" chart:style-name="ch1">
        <chart:plot-area chart:style-name="ch2" chart:data-source-has-labels="both" svg:x="0.303cm" svg:y="0.173cm" svg:width="14.586cm" svg:height="8.346cm">
          <chartooo:coordinate-region svg:x="0.845cm" svg:y="0.372cm" svg:width="13.95cm" svg:height="7.948cm"/>
          <chart:axis chart:dimension="x" chart:name="primary-x" chart:style-name="ch3" chartooo:axis-type="auto">
            <chart:categories table:cell-range-address="local-table.$A$2:.$A$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.3226237306473">
                <text:p>1.3226237306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22581410730595">
                <text:p>1.225814107305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.12416675570426">
                <text:p>1.124166755704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.01808283150074">
                <text:p>1.018082831500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907980999479094">
                <text:p>0.9079809994790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851558583130145">
                <text:p>0.8515585831301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794295781269561">
                <text:p>0.7942957812695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677475840490583">
                <text:p>0.6774758404905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618033988749895">
                <text:p>0.6180339887498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557982212078459">
                <text:p>0.5579822120784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497379774329709">
                <text:p>0.4973797743297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436286482793085">
                <text:p>0.4362864827930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374762629171449">
                <text:p>0.3747626291714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312868930080462">
                <text:p>0.3128689300804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188216626637029">
                <text:p>0.1882166266370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0628215181562568">
                <text:p>0.06282151815625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0628215181562566">
                <text:p>-0.06282151815625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188216626637029">
                <text:p>-0.1882166266370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250666467128608">
                <text:p>-0.2506664671286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312868930080462">
                <text:p>-0.3128689300804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374762629171449">
                <text:p>-0.3747626291714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436286482793085">
                <text:p>-0.4362864827930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49737977432971">
                <text:p>-0.497379774329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557982212078459">
                <text:p>-0.5579822120784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677475840490583">
                <text:p>-0.6774758404905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794295781269561">
                <text:p>-0.7942957812695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.851558583130145">
                <text:p>-0.8515585831301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907980999479093">
                <text:p>-0.9079809994790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96350734820343">
                <text:p>-0.963507348203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1.01808283150074">
                <text:p>-1.018082831500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1.12416675570426">
                <text:p>-1.124166755704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1.22581410730595">
                <text:p>-1.225814107305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1.3226237306473">
                <text:p>-1.32262373064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1.50022213926092">
                <text:p>-1.500222139260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1.58031002475138">
                <text:p>-1.580310024751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1.65416114854912">
                <text:p>-1.654161148549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1.72148405400789">
                <text:p>-1.721484054007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1.78201304837674">
                <text:p>-1.782013048376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1.83550925136796">
                <text:p>-1.835509251367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1.88176153790845">
                <text:p>-1.881761537908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1.92058737135389">
                <text:p>-1.920587371353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1.95183352387749">
                <text:p>-1.951833523877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1.97537668119028">
                <text:p>-1.975376681190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1.99112392920616">
                <text:p>-1.991123929206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1.99901312073146">
                <text:p>-1.999013120731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1.99901312073146">
                <text:p>-1.999013120731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1.99112392920616">
                <text:p>-1.991123929206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1.97537668119028">
                <text:p>-1.975376681190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1.9518335238775">
                <text:p>-1.95183352387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1.92058737135389">
                <text:p>-1.920587371353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1.88176153790845">
                <text:p>-1.881761537908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1.83550925136796">
                <text:p>-1.835509251367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1.78201304837674">
                <text:p>-1.782013048376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1.72148405400789">
                <text:p>-1.721484054007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1.65416114854912">
                <text:p>-1.654161148549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1.58031002475138">
                <text:p>-1.580310024751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1.50022213926092">
                <text:p>-1.500222139260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1.3226237306473">
                <text:p>-1.32262373064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1.22581410730595">
                <text:p>-1.225814107305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1.12416675570426">
                <text:p>-1.124166755704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1.01808283150074">
                <text:p>-1.0180828315007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0.96350734820343">
                <text:p>-0.963507348203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0.907980999479092">
                <text:p>-0.9079809994790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0.851558583130144">
                <text:p>-0.8515585831301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0.794295781269561">
                <text:p>-0.7942957812695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0.736249105369357">
                <text:p>-0.7362491053693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0.677475840490583">
                <text:p>-0.6774758404905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0.557982212078459">
                <text:p>-0.5579822120784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0.497379774329711">
                <text:p>-0.4973797743297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0.436286482793086">
                <text:p>-0.43628648279308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0.374762629171451">
                <text:p>-0.3747626291714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0.312868930080462">
                <text:p>-0.31286893008046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0.188216626637028">
                <text:p>-0.1882166266370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0.125581039058626">
                <text:p>-0.1255810390586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0.0628215181562566">
                <text:p>-0.06282151815625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0.0628215181562559">
                <text:p>0.06282151815625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0.125581039058626">
                <text:p>0.1255810390586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0.188216626637029">
                <text:p>0.1882166266370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0.250666467128608">
                <text:p>0.2506664671286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0.312868930080461">
                <text:p>0.3128689300804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0.374762629171449">
                <text:p>0.3747626291714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0.436286482793086">
                <text:p>0.43628648279308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0.557982212078458">
                <text:p>0.5579822120784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0.618033988749894">
                <text:p>0.6180339887498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0.677475840490582">
                <text:p>0.6774758404905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0.79429578126956">
                <text:p>0.794295781269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0.851558583130145">
                <text:p>0.8515585831301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0.907980999479093">
                <text:p>0.9079809994790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1.01808283150074">
                <text:p>1.0180828315007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1.12416675570426">
                <text:p>1.1241667557042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1.22581410730595">
                <text:p>1.225814107305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1.3226237306473">
                <text:p>1.32262373064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1.41421356237309">
                <text:p>1.414213562373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1.50022213926092">
                <text:p>1.5002221392609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1.58031002475138">
                <text:p>1.580310024751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1.65416114854912">
                <text:p>1.654161148549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1.72148405400789">
                <text:p>1.721484054007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1.78201304837674">
                <text:p>1.7820130483767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1.83550925136796">
                <text:p>1.835509251367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1.88176153790845">
                <text:p>1.881761537908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1.92058737135389">
                <text:p>1.9205873713538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1.95183352387749">
                <text:p>1.9518335238774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1.97537668119028">
                <text:p>1.975376681190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1.99112392920616">
                <text:p>1.991123929206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1.99901312073146">
                <text:p>1.9990131207314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1.99901312073146">
                <text:p>1.9990131207314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1.99112392920616">
                <text:p>1.991123929206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1.97537668119028">
                <text:p>1.9753766811902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1.95183352387749">
                <text:p>1.9518335238774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1.92058737135389">
                <text:p>1.920587371353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1.88176153790845">
                <text:p>1.881761537908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1.83550925136796">
                <text:p>1.835509251367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1.78201304837674">
                <text:p>1.782013048376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1.72148405400789">
                <text:p>1.7214840540078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1.65416114854912">
                <text:p>1.654161148549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1.6180339887499">
                <text:p>1.61803398874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1.58031002475138">
                <text:p>1.580310024751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1.50022213926092">
                <text:p>1.500222139260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1.4142135623731">
                <text:p>1.41421356237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